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Display 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('2.170.0', 1): -0.42222980948692856, ('1.710.0', 0): -0.4765769969285279, ('1.770.0', 2): -0.33974855193863918, ('2.320.0', 0): -0.55282759943419668, ('2.310.0', 0): -0.43685365711045598, ('1.820.0', 2): -0.35710371287953696, ('2.210.0', 1): -0.35574826305196278, ('1.380.0', 2): -0.66001320100153293, ('2.10.0', 1): -0.4218942657592758, ('2.460.0', 2): -0.56613530825947, ('2.220.0', 2): -0.39589972259252526, ('2.130.0', 0): -0.45126779559103908, ('1.110.0', 1): -2.0895832588275498, ('1.930.0', 2): -0.31227597092642251, ('1.640.0', 1): -0.51809384645884227, ('1.180.0', 0): -1.423954010378869, ('1.020.0', 1): -2.7471169268927578, ('1.030.0', 1): -2.6960078178626943, ('1.480.0', 0): -0.60788206575916703, ('2.410.0', 1): -0.48469265150541663, ('1.40.0', 2): -0.85271368656320345, ('1.070.0', 1): -2.3465911291571633, ('1.650.0', 0): -0.56337064380598345, ('1.90.0', 0): -0.33226320056733794, ('1.720.0', 2): -0.47922014111675953, ('1.590.0', 1): -0.5708973302698892, ('1.140.0', 2): -1.7302851560589922, ('1.960.0', 1): -0.28695992166265233, ('1.250.0', 0): -0.8058165999707938, ('2.010.0', 0): -0.33969547762479779, ('2.220.0', 0): -0.4883485024574033, ('1.990.0', 0): -0.38805006351699212, ('2.70.0', 2): -0.89312412273288633, ('1.460.0', 0): -0.83019332174923355, ('1.490.0', 0): -0.75289365052615276, ('1.420.0', 1): -0.60272535480593603, ('2.780.0', 1): -0.896076041458715, ('1.620.0', 2): -0.5999243971198851, ('2.190.0', 0): -0.39905429317227337, ('2.360.0', 2): -0.42728073029221436, ('1.690.0', 2): -0.48688472420861251, ('2.260.0', 2): -0.50252728828462812, ('1.580.0', 2): -0.64964026049376156, ('1.050.0', 1): -2.6609629228756333, ('1.390.0', 1): -0.86531925273363774, ('1.730.0', 2): -0.45577147075725771, ('2.430.0', 1): -0.50747300961825248, ('2.730.0', 2): -0.81728843335530099, ('2.090.0', 0): -0.38505656280346612, ('1.630.0', 2): -0.60938094638242046, ('1.270.0', 1): -0.95045485082039116, ('1.080.0', 0): -2.2965325175880666, ('1.230.0', 2): -1.1448151096177142, ('1.660.0', 0): -0.5917807286187613, ('2.370.0', 2): -0.46225306575495928, ('1.610.0', 0): -0.62214010057839553, ('1.360.0', 2): -0.79724281337267633, ('2.240.0', 0): -0.40930030696090147, ('2.330.0', 2): -0.24084604571129292, ('1.690.0', 1): -0.50254335126668914, ('1.210.0', 2): -1.3328210851873121, ('1.540.0', 1): -0.62111916596494321, ('1.860.0', 2): -0.33686135970833114, ('2.080.0', 0): -0.43310844587218522, ('2.030.0', 1): -0.47501107381157159, ('2.650.0', 2): -0.85619024674554556, ('1.440.0', 2): -0.64591187709314968, ('2.530.0', 1): -0.775012483840269, ('2.460.0', 0): -0.80387589615608324, ('1.670.0', 0): -0.51936384433818628, ('2.160.0', 1): -0.38436007638722519, ('2.940.0', 1): 0, ('1.450.0', 2): -0.8361767105178497, ('1.870.0', 1): -0.30898990026462453, ('1.170.0', 2): -1.4787615743772409, ('1.280.0', 1): -0.9042213960868678, ('2.450.0', 1): -0.12908889011875735, ('2.20.0', 2): -0.38084082304758343, ('2.440.0', 1): -0.74510997266846246, ('1.470.0', 0): -0.75507466237304832, ('2.320.0', 2): -0.50713137987980739, ('1.350.0', 1): -0.88191248262655575, ('2.310.0', 2): -0.043511063144633683, ('1.290.0', 0): -0.91517780384281266, ('1.380.0', 0): -0.89010569781705118, ('1.320.0', 1): -0.75718361073049267, ('1.220.0', 1): -1.1414048809339152, ('1.580.0', 1): -0.61979527044463834, ('2.420.0', 0): -0.57269943569504411, ('1.720.0', 0): -0.46861208726262721, ('2.30.0', 2): -0.37149268422072146, ('1.680.0', 0): -0.46917126939766834, ('1.160.0', 2): -1.5846525505161151, ('1.180.0', 2): -1.4393643377226764, ('1.650.0', 2): -0.53505729557810711, ('1.970.0', 1): -0.34573465562076772, ('2.510.0', 1): -0.82631958189161203, ('1.810.0', 2): -0.36421003032154842, ('1.40.0', 0): -0.85353665515272581, ('2.690.0', 2): -0.87614946233615099, ('1.920.0', 0): -0.30638128159904215, ('2.070.0', 1): -0.34870172787459475, ('1.520.0', 2): -0.70399299446896424, ('1.250.0', 2): -0.97605468735648582, ('2.040.0', 2): -0.36562040045227712, ('1.370.0', 0): -0.81695405550792821, ('1.850.0', 1): -0.33062243240950584, ('1.10.0', 2): -2.1048206443019342, ('2.290.0', 1): -0.11334166875060769, ('2.70.0', 0): -0.80732740282156001, ('2.340.0', 0): -0.36268304553529507, ('2.770.0', 0): -0.81725246898938098, ('1.460.0', 2): -0.64322298112065923, ('2.060.0', 0): -0.39333044972944814, ('1.910.0', 2): -0.31452095449344142, ('1.620.0', 0): -0.5859366099335066, ('2.120.0', 1): -0.41611673715851744, ('2.280.0', 0): -0.51300622049190447, ('2.190.0', 2): -0.53048108942432926, ('2.150.0', 1): -0.36213885823025949, ('2.390.0', 1): -0.56274082594651187, ('2.230.0', 1): -0.49828860804628528, ('1.430.0', 0): -0.79921125723765296, ('2.180.0', 1): -0.30285577633197514, ('2.260.0', 0): -0.34014551541285371, ('1.060.0', 1): -2.4131617917931916, ('2.490.0', 1): -0.57261965726152297, ('1.510.0', 1): -0.71049854999301087, ('2.570.0', 1): -0.78496651876562007, ('1.70.0', 1): -0.53500597198972599, ('1.630.0', <text:soft-page-break/>0): -0.58817794632352438, ('1.780.0', 1): -0.37412722067351012, ('1.090.0', 1): -2.2078441211607873, ('1.610.0', 2): -0.48602942636405783, ('1.950.0', 0): -0.31606039315184176, ('1.920.0', 2): -0.32844226402397037, ('2.240.0', 2): -0.39538980425110665, ('2.10.0', 0): -0.42512995396226028, ('1.530.0', 1): -0.72064402563617358, ('1.330.0', 0): -0.79932899391382806, ('1.440.0', 0): -0.84083044328612733, ('1.410.0', 1): -0.90015289300223245, ('2.340.0', 2): -0.39486902502279264, ('1.120.0', 2): -1.8984595086900271, ('2.380.0', 1): -0.042673322618318202, ('1.450.0', 0): -0.80729463203765994, ('2.020.0', 0): -0.41943615930203404, ('1.240.0', 0): -1.1109248235609339, ('1.170.0', 0): -1.4857613305762132, ('2.470.0', 1): 0, ('2.20.0', 0): -0.39344885751790742, ('1.30.0', 0): -0.91463062341299639, ('1.470.0', 2): -0.72806053851703745, ('2.280.0', 2): -0.32805529400318456, ('1.720.0', 1): -0.45603633021609125, ('1.140.0', 1): -1.7324063617570209, ('1.560.0', 2): -0.64181957636583586, ('2.350.0', 1): -0.078587757069262576, ('1.290.0', 2): -0.81117692474514003, ('2.480.0', 1): 0, ('1.990.0', 2): -0.37723970177537125, ('2.420.0', 2): -0.47435109425766919, ('1.550.0', 1): -0.69897497377796869, ('2.30.0', 0): -0.33559179713960374, ('1.680.0', 2): -0.53505443089414206, ('1.160.0', 0): -1.568120916896325, ('2.610.0', 0): -0.84623271623132679, ('2.140.0', 0): -0.40673551059420759, ('1.810.0', 0): -0.38740510155724406, ('2.870.0', 0): -0.92600714898255188, ('1.310.0', 2): -0.74888689775846906, ('1.520.0', 0): -0.74127636428960675, ('1.040.0', 2): -2.669843133571808, ('2.040.0', 0): -0.31029459667633336, ('1.390.0', 2): -0.89704909953562673, ('1.370.0', 2): -0.67529430027196513, ('1.150.0', 0): -1.706756463309167, ('1.80.0', 1): -0.42283205450636463, ('2.250.0', 0): -0.38235525061091247, ('1.10.0', 0): -2.1061228940771892, ('2.820.0', 1): -0.91604033087591397, ('2.060.0', 2): -0.4252544054316304, ('2.00.0', 0): -0.34206650529494564, ('1.190.0', 0): -1.2850552929397583, ('2.370.0', 1): -0.49579880231137441, ('2.40.0', 1): -0.50751530809589518, ('1.360.0', 1): -0.81456339738079742, ('1.260.0', 1): -1.0209851040541986, ('1.340.0', 1): -0.67663084064018297, ('2.330.0', 1): -0.42919221284142844, ('1.50.0', 1): -0.74860573928485363, ('1.210.0', 1): -1.1800200435083117, ('1.430.0', 2): -0.81255319845720797, ('1.830.0', 1): -0.38164689242763711, ('1.570.0', 1): -0.64818462070042038, ('1.930.0', 1): -0.33141487733420261, ('1.010.0', 2): -2.7774915343938922, ('1.890.0', 2): -0.34655256847675042, ('1.00.0', 1): -2.9668917085719917, ('2.160.0', 2): -0.37626741786296353, ('1.60.0', 0): -0.61845226739508941, ('1.950.0', 2): -0.35130785136610865, ('1.940.0', 0): -0.32942030415490525, ('2.740.0', 1): -0.88611323543326748, ('2.450.0', 2): -0.48253497186217631, ('2.10.0', 2): -0.40212938287804961, ('2.170.0', 2): -0.34566024792995959, ('1.770.0', 1): -0.42796295296121062, ('1.350.0', 2): -0.65748255622459117, ('1.330.0', 2): -0.78192007070851433, ('1.820.0', 1): -0.36458164402569859, ('2.750.0', 0): -0.9030701761258495, ('2.210.0', 0): -0.3848055010993785, ('2.840.0', 0): -0.94296963097230524, ('1.220.0', 2): -1.1150258536074411, ('2.270.0', 1): -0.44309722760106718, ('2.130.0', 1): -0.4143860707740839, ('1.110.0', 0): -2.0037950649220684, ('1.760.0', 0): -0.4318082042211, ('2.60.0', 1): -0.85323389840375485, ('1.120.0', 0): -1.973445381712863, ('1.550.0', 2): -0.64043721163992917, ('1.180.0', 1): -1.4977180865838615, ('2.020.0', 2): -0.40134987764594859, ('1.240.0', 2): -0.93793742771791033, ('1.020.0', 0): -2.7516017246464939, ('1.970.0', 2): -0.32756607217078637, ('1.30.0', 2): -0.9196416588613805, ('1.650.0', 1): -0.56153713865768573, ('1.750.0', 1): -0.4067550154198859, ('1.740.0', 1): -0.44799684952135699, ('1.590.0', 0): -0.63324279297072428, ('1.560.0', 0): -0.67727249043352444, ('1.960.0', 2): -0.32531862583102322, ('1.250.0', 1): -0.98204818187425069, ('1.880.0', 1): -0.32422644376450976, ('1.20.0', 0): -1.2737590333393574, ('1.490.0', 1): -0.74474457235135472, ('1.420.0', 0): -0.82838887687603702, ('1.840.0', 1): -0.35995985579464163, ('1.310.0', 1): -0.84482347584742934, ('2.120.0', 2): -0.33299799479807979, ('2.140.0', 2): -0.40123754994179617, ('2.190.0', 1): -0.47833416231648812, ('2.360.0', 1): -0.43959551658793256, ('1.310.0', 0): -0.84563499633085104, ('2.230.0', 2): -0.55001267119816077, ('1.040.0', 0): -2.6571341709997736, ('1.050.0', 2): -2.5023182621953337, ('1.390.0', 0): -0.66136595323844438, ('1.730.0', 1): -0.46705119200362177, ('1.150.0', 2): -1.7584638135789801, ('2.250.0', 2): -0.2247192773902276, ('2.110.0', 0): -0.35099433928840729, ('2.80.0', 1): 0, ('2.00.0', 2): -0.38027132548260445, ('2.520.0', 2): -0.58258359530089132, ('1.270.0', 2): -0.89519021146353728, ('1.190.0', 2): -1.3357243789920594, ('1.550.0', 0): -0.70563715526691873, ('1.130.0', 0): -1.8309551425537045, ('1.610.0', 1): -0.59996635614080596, <text:soft-page-break/>('1.230.0', 1): -1.0088657687625435, ('2.240.0', 1): -0.4518946815364499, ('1.790.0', 1): -0.33915957989433188, ('1.530.0',</text:p>
      <text:p text:style-name="P1"><text:s/>2): -0.67706659553314741, ('1.860.0', 1): -0.36874690819088185, ('2.080.0', 1): -0.43590554221597649, ('1.010.0', 0): -2.7848218345323423, ('2.030.0', 0): -0.37969432016472981, ('2.650.0', 1): -0.80736893725256031, ('1.040.0', 1): -2.6056782812976786, ('2.050.0', 1): -0.39571137483036134, ('1.890.0', 0): -0.3360835424536176, ('2.50.0', 0): -0.81334866355969559, ('1.670.0', 1): -0.52391234541948895, ('1.980.0', 0): -0.27407912170573739, ('2.160.0', 0): -0.36803658521341093, ('2.380.0', 2): -0.77397392432400025, ('1.60.0', 2): -0.60485512192161295, ('1.940.0', 2): -0.29148058134797816, ('1.280.0', 0): -0.92059918739225377, ('2.450.0', 0): -0.49566017367418524, ('2.440.0', 2): -0.55292143355017842, ('1.470.0', 1): -0.61331439518985331, ('2.890.0', 0): -0.96292044975097335, ('2.170.0', 0): -0.38405256294331586, ('1.710.0', 1): -0.47594740713747929, ('2.320.0', 1): -0.4893231663826203, ('1.350.0', 0): -0.80829438782115082, ('2.910.0', 1): 0, ('1.290.0', 1): -0.93561335151925473, ('2.210.0', 2): -0.37270434845351008, ('1.380.0', 1): -0.88171970958813628, ('1.220.0', 0): -1.1578203266252627, ('2.220.0', 1): -0.39522962667985656, ('1.110.0', 2): -2.0152308757279922, ('1.760.0', 2): -0.44733068145780097, ('1.640.0', 2): -0.56307991128519297, ('2.420.0', 1): -0.52454871285429938, ('1.020.0', 2): -2.7436353999200791, ('1.130.0', 2): -1.9034246603480203, ('1.030.0', 0): -2.6516379308592293, ('1.970.0', 0): -0.31587341882227638, ('1.480.0', 1): -0.73737451970478352, ('1.40.0', 1): -0.60450733641755927, ('1.070.0', 0): -2.4220166917790116, ('1.920.0', 1): -0.32036620155720874, ('1.90.0', 1): -0.31984532424837686, ('1.590.0', 2): -0.60559406989570386, ('2.070.0', 0): -0.36906542936882653, ('1.960.0', 0): -0.37812576445708523, ('2.180.0', 0): -0.27291145834538005, ('2.010.0', 1): -0.29580633041384102, ('1.850.0', 2): -0.34876549877938767, ('2.290.0', 0): -0.48311526127460402, ('2.460.0', 1): -0.50092697153295518, ('1.460.0', 1): -0.75451108786688914, ('1.20.0', 2): -1.2024810190612145, ('2.060.0', 1): -0.39213470596509165, ('1.420.0', 2): -0.85094587885111173, ('2.120.0', 0): -0.33328952439320264, ('1.260.0', 2): -0.90038248080023697, ('1.740.0', 0): -0.43342978798860743, ('1.50.0', 2): -0.73213066649237046, ('2.390.0', 2): -0.47439300779773186, ('2.230.0', 0): -0.41931927745861586, ('1.430.0', 1): -0.62924108512945676, ('1.570.0', 2): -0.58411666148888219, ('2.260.0', 1): -0.31864742579800703, ('1.060.0', 0): -2.4147017343428825, ('2.490.0', 0): 0, ('1.050.0', 0): -2.5868430264293965, ('1.510.0', 0): -0.74442510169344234, ('2.570.0', 2): -0.83627503110172619, ('1.70.0', 0): -0.51469133134190026, ('2.430.0', 2): -0.49099104199789378, ('2.110.0', 2): -0.3540338682773464, ('2.340.0', 1): -0.12114635079390333, ('2.090.0', 1): -0.34059915479226954, ('1.630.0', 1): -0.52958781424138324, ('1.270.0', 0): -0.92146627188265651, ('1.080.0', 1): -2.3858358633325665, ('1.780.0', 2): -0.3821173196517893, ('1.230.0', 0): -1.1125790508875542, ('1.090.0', 2): -2.2190587898610228, ('1.660.0', 1): -0.48886223835862413, ('2.090.0', 2): -0.37156995787379726, ('2.050.0', 2): -0.40733476544574809, ('1.910.0', 0): -0.37961802612116846, ('2.180.0', 2): -0.42290679219936939, ('1.530.0', 0): -0.7294486426090715, ('1.540.0', 0): -0.68891639995298837, ('2.030.0', 2): -0.39902637086091713, ('1.640.0', 0): -0.56977384538482578, ('1.410.0', 2): -0.83057102618058509, ('2.50.0', 2): 0.0, ('2.270.0', 2): -0.38049876599618415, ('1.980.0', 2): -0.25183313502950505, ('1.450.0', 1): -0.61731813781641487, ('1.870.0', 0): -0.34348119618012568, ('2.020.0', 1): -0.39141961748269954, ('1.280.0', 2): -0.83359834438584479, ('2.470.0', 0): -0.56287247881500768, ('2.440.0', 0): -0.052473146215597177, ('1.750.0', 2): -0.42856219307083682, ('2.350.0', 2): -0.49744918415852074, ('2.480.0', 2): -0.76506138139112689, ('1.320.0', 0): -0.84958768298144194, ('1.990.0', 1): -0.37481405980433335, ('1.880.0', 2): -0.3319078244559906, ('2.30.0', 1): -0.4270732961768911, ('1.680.0', 1): -0.52422458609196532, ('1.160.0', 1): -1.5769229588351348, ('1.840.0', 2): -0.33128345351607669, ('1.910.0', 1): -0.34956713922018201, ('1.030.0', 2): -2.660237427557778, ('2.510.0', 0): -0.57282560216382761, ('1.810.0', 1): -0.37736026719543375, ('1.070.0', 2): -2.3408096529675095, ('2.550.0', 0): -0.7499616978717818, ('2.410.0', 0): -0.048257585447694408, ('2.070.0', 2): -0.36268190980706017, ('1.520.0', 1): -0.72977025764989378, ('2.040.0', 1): -0.33248744815337689, ('1.370.0', 1): -0.8044341986510708, ('1.80.0', 2): -0.41585611859008809, ('1.850.0', 0): -0.34180391980006325, ('2.290.0', 2): -0.082393672779827731, ('1.830.0', 2): -0.38072766944759306, ('1.620.0', 1): -0.55904604741528829, <text:soft-page-break/>('2.40.0', 0): -0.16300063762102485, ('1.260.0', 0): -0.94378727165481568, ('1.340.0', 2): -0.85082798548098582, ('1.790.0', 2): -0.38114442015752936, ('1.50.0', 0): -0.66720876007398122, ('2.150.0', 0): -0.42819027906185553, ('2.390.0', 0): -0.11526983244258103, ('1.570.0', 0): -0.65434448853030247, ('1.060.0', 2): -2.4149768837534538, ('1.510.0', 2): -0.72289822380441382, ('2.540.0', 0): 0, ('1.70.0', 2): -0.46759791511568793, ('1.00.0', 2): -2.9620785622443946, ('1.780.0', 0): -0.38534250319941366, ('1.090.0', 0): -2.2167949255892814, ('1.60.0', 1): -0.5699919361818917, ('1.950.0', 1): -0.32482970425719759, ('1.940.0', 1): -0.3357083191145076, ('2.050.0', 0): -0.38144912788750807, ('1.710.0', 2): -0.44611273704451387, ('1.830.0', 0): -0.37170244518444989, ('1.770.0', 0): -0.4223265675284309, ('1.540.0', 2): -0.66126787303458634, ('2.410.0', 2): -0.55297221428751708, ('1.330.0', 1): -0.72026011311774663, ('1.820.0', 0): -0.33181883025159975, ('1.440.0', 1): -0.82009307082213578, ('2.560.0', 2): 0, ('1.410.0', 0): -0.621187347666326, ('2.270.0', 0): -0.41073162912210942, ('2.130.0', 2): -0.41566883220839468, ('1.760.0', 1): -0.39860681686517568, ('2.310.0', 1): -0.40198610762730341, ('1.120.0', 1): -1.9027080188021901, ('1.870.0', 2): -0.3404429193254857, ('1.240.0', 1): -1.0999709654389602, ('1.170.0', 1): -1.483430340830717, ('2.470.0', 2): -0.52469120141215386, ('2.20.0', 1): -0.39108183720982309, ('1.480.0', 2): -0.72956860141991342, ('1.30.0', 1): -0.79072867108910183, ('1.90.0', 2): -0.3019924125105577, ('1.750.0', 0): -0.39470588133305301, ('1.740.0', 2): -0.4470008200981665, ('1.140.0', 0): -1.7340584558987964, ('1.560.0', 1): -0.59183137687567611, ('2.350.0', 0): -0.053258103585584783, ('2.480.0', 0): 0, ('1.320.0', 2): -0.82423354629039136, ('2.010.0', 2): -0.30590624792124688, ('1.880.0', 0): -0.36270384582658693, ('1.20.0', 1): -1.3020384378557472, ('1.490.0', 2): -0.69271143868439888, ('1.840.0', 0): -0.34398373895758844, ('2.610.0', 1): -0.79492278018373819, ('2.140.0', 1): -0.45706622315952139, ('2.360.0', 0): -0.50809461709261339, ('1.690.0', 0): -0.46169639603023344, ('2.280.0', 1): -0.31678646659380155, ('1.580.0', 0): -0.56078010306889814, ('1.730.0', 0): -0.42937360775175032, ('1.150.0', 1): -1.6725944667722996, ('1.80.0', 0): -0.38932780267572037, ('2.250.0', 1): -0.19724988716481592, ('1.10.0', 1): -2.1078761532590313, ('2.110.0', 1): -0.33391488472232994, ('2.790.0', 1): -0.92302012999719896, ('1.930.0', 0): -0.31863337772467254, ('2.00.0', 1): -0.37550195449897228, ('1.190.0', 1): -1.3424663160713728, ('1.080.0', 2): -2.2825408397417628, ('1.660.0', 2): -0.57228954191691173, ('2.370.0', 0): -0.3963568429600593, ('2.40.0', 2): -0.5328306292055931, ('1.360.0', 0): -0.64205557248691847, ('1.340.0', 0): -0.7919850381111263, ('2.330.0', 0): -0.41196769751964479, ('1.790.0', 0): -0.36843218108848547, ('2.150.0', 2): -0.37356496117806598, ('1.210.0', 0): -1.3384838306702309, ('1.860.0', 0): -0.36659061710232604, ('2.080.0', 2): -0.42478405097561883, ('1.010.0', 1): -2.7875033507042373, ('2.650.0', 0): -0.87317893124301449, ('1.890.0', 1): -0.2949368367564415, ('1.00.0', 0): -2.9699465824224927, ('2.50.0', 1): -0.56268790437796801, ('1.670.0', 2): -0.49386118673704837, ('1.980.0', 1): -0.26808960670039061, ('1.130.0', 1): -1.7996629100039259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6T08:33:13.600739930</meta:creation-date>
    <dc:date>2021-02-16T08:33:53.683885109</dc:date>
    <meta:editing-duration>PT40S</meta:editing-duration>
    <meta:editing-cycles>1</meta:editing-cycles>
    <meta:document-statistic meta:table-count="0" meta:image-count="0" meta:object-count="0" meta:page-count="4" meta:paragraph-count="2" meta:word-count="1443" meta:character-count="17913" meta:non-whitespace-character-count="16471"/>
    <meta:generator>LibreOffice/6.0.7.3$Linux_X86_64 LibreOffice_project/00m0$Build-3</meta:generator>
  </office:meta>
</office:document-meta>
</file>